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Console1" svg:font-family="'Lucida Console'" style:font-family-generic="modern" style:font-pitch="fixed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fo:break-before="auto" fo:break-after="auto" table:align="margins" style:shadow="none"/>
    </style:style>
    <style:style style:name="Table1.A" style:family="table-column">
      <style:table-column-properties style:column-width="8.498cm" style:rel-column-width="32764*"/>
    </style:style>
    <style:style style:name="Table1.B" style:family="table-column">
      <style:table-column-properties style:column-width="8.5cm" style:rel-column-width="32771*"/>
    </style:style>
    <style:style style:name="Table1.A1" style:family="table-cell">
      <style:table-cell-properties fo:padding="0.049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49cm" fo:border="0.002cm solid #000000"/>
    </style:style>
    <style:style style:name="Table1.A2" style:family="table-cell">
      <style:table-cell-properties fo:padding="0.049cm" fo:border-left="0.002cm solid #000000" fo:border-right="none" fo:border-top="none" fo:border-bottom="0.002cm solid #000000"/>
    </style:style>
    <style:style style:name="Table1.B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 style:shadow="none"/>
    </style:style>
    <style:style style:name="Table2.A" style:family="table-column">
      <style:table-column-properties style:column-width="3.281cm" style:rel-column-width="1860*"/>
    </style:style>
    <style:style style:name="Table2.B" style:family="table-column">
      <style:table-column-properties style:column-width="13.718cm" style:rel-column-width="7777*"/>
    </style:style>
    <style:style style:name="Table2.A1" style:family="table-cell">
      <style:table-cell-properties fo:padding="0.049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49cm" fo:border="0.002cm solid #000000"/>
    </style:style>
    <style:style style:name="Table2.A2" style:family="table-cell">
      <style:table-cell-properties fo:padding="0.049cm" fo:border-left="0.002cm solid #000000" fo:border-right="none" fo:border-top="none" fo:border-bottom="0.002cm solid #000000"/>
    </style:style>
    <style:style style:name="Table2.B2" style:family="table-cell">
      <style:table-cell-properties fo:padding="0.049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P4" style:family="paragraph" style:parent-style-name="Text_20_body">
      <style:text-properties fo:font-style="italic" style:font-style-asian="italic" style:font-style-complex="italic"/>
    </style:style>
    <style:style style:name="P5" style:family="paragraph" style:parent-style-name="Text_20_body" style:list-style-name="L1"/>
    <style:style style:name="P6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ext_20_body">
      <style:paragraph-properties fo:margin-left="1.251cm" fo:margin-right="0cm" fo:text-indent="0cm" style:auto-text-indent="false"/>
    </style:style>
    <style:style style:name="P8" style:family="paragraph" style:parent-style-name="Text_20_body">
      <style:paragraph-properties fo:margin-left="1.251cm" fo:margin-right="0cm" fo:text-indent="0cm" style:auto-text-indent="false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00ff"/>
    </style:style>
    <style:style style:name="T5" style:family="text">
      <style:text-properties fo:color="#0000ff" fo:font-style="normal" style:font-style-asian="normal" style:font-style-complex="normal"/>
    </style:style>
    <style:style style:name="T6" style:family="text">
      <style:text-properties style:font-name="Times New Roman"/>
    </style:style>
    <style:style style:name="T7" style:family="text">
      <style:text-properties style:font-name="Lucida Console1"/>
    </style:style>
    <style:style style:name="T8" style:family="text">
      <style:text-properties style:font-name="Lucida Console1" fo:font-size="1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deSnip Export XML Data File Format</text:p>
      <text:p text:style-name="Text_20_body">User defined snippets can be exported from the program for importing into another program or for submitting to the online database. Exported data is stored in a single XML file.</text:p>
      <text:p text:style-name="Text_20_body">There are five different file formats. Each format has a version number from 1 to 5. Files are UTF-8 encoded. with no byte order mark.</text:p>
      <text:h text:style-name="Heading_20_3" text:outline-level="3">Differences between file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ext_20_body">Version 1</text:p>
          </table:table-cell>
          <table:table-cell table:style-name="Table2.B1" office:value-type="string">
            <text:p text:style-name="Text_20_body">First version of file.</text:p>
          </table:table-cell>
        </table:table-row>
        <table:table-row>
          <table:table-cell table:style-name="Table2.A2" office:value-type="string">
            <text:p text:style-name="Text_20_body">Version 2</text:p>
          </table:table-cell>
          <table:table-cell table:style-name="Table2.B2" office:value-type="string">
            <text:p text:style-name="Text_20_body">The following tags were no longer supported</text:p>
            <text:list xml:id="list43205213" text:style-name="L1">
              <text:list-item>
                <text:p text:style-name="P5">codesnip-export/routines/routine/<text:span text:style-name="T1">comments</text:span></text:p>
              </text:list-item>
              <text:list-item>
                <text:p text:style-name="P5">codesnip-export/routines/routine/<text:span text:style-name="T1">credits</text:span></text:p>
              </text:list-item>
              <text:list-item>
                <text:p text:style-name="P5">codesnip-export/routines/routine/<text:span text:style-name="T1">credits-url</text:span></text:p>
              </text:list-item>
            </text:list>
            <text:p text:style-name="Text_20_body">The following tag was introduced:</text:p>
            <text:list xml:id="list20202785" text:continue-numbering="true" text:style-name="L1">
              <text:list-item>
                <text:p text:style-name="P5">codesnip-export/routines/routine/<text:span text:style-name="T1">extra</text:span></text:p>
              </text:list-item>
            </text:list>
            <text:p text:style-name="Text_20_body">The markup stored in the <text:span text:style-name="T1">extra</text:span><text:span text:style-name="T3"> tag is REML v1.</text:span></text:p>
            <text:p text:style-name="Text_20_body"><text:span text:style-name="T9">Note: </text:span>Readers of version 1 files must generate REML markup from the <text:span text:style-name="T1">comments</text:span>, <text:span text:style-name="T1">credits</text:span> and <text:span text:style-name="T1">credits-url</text:span> tags to mimic the data normally provided by the <text:span text:style-name="T1">extra</text:span> tag.</text:p>
          </table:table-cell>
        </table:table-row>
        <table:table-row>
          <table:table-cell table:style-name="Table2.A2" office:value-type="string">
            <text:p text:style-name="Text_20_body">Version 3</text:p>
          </table:table-cell>
          <table:table-cell table:style-name="Table2.B2" office:value-type="string">
            <text:p text:style-name="Text_20_body">The following tag is no longer supported:</text:p>
            <text:list xml:id="list20197460" text:continue-numbering="true" text:style-name="L1">
              <text:list-item>
                <text:p text:style-name="P5">codesnip-export/routines/routine/<text:span text:style-name="T1">standard-format</text:span></text:p>
              </text:list-item>
            </text:list>
            <text:p text:style-name="Text_20_body">The following tag was introduced:</text:p>
            <text:list xml:id="list20203252" text:continue-numbering="true" text:style-name="L1">
              <text:list-item>
                <text:p text:style-name="P5">codesnip-export/routines/routine/<text:span text:style-name="T1">kind</text:span></text:p>
              </text:list-item>
            </text:list>
            <text:p text:style-name="P6">Note:<text:span text:style-name="T10"> Readers of v1 and v2 files should map a </text:span><text:span text:style-name="T2">standard-format</text:span><text:span text:style-name="T10"> value of 0 to a </text:span><text:span text:style-name="T2">kind</text:span><text:span text:style-name="T10"> of “freeform” and a </text:span><text:span text:style-name="T2">standard-format</text:span><text:span text:style-name="T10"> value of 1 to a </text:span><text:span text:style-name="T2">kind</text:span><text:span text:style-name="T10"> of “routine”.</text:span></text:p>
            <text:p text:style-name="Text_20_body">The version of REML supported by the codesnip-export/routines/routine/<text:span text:style-name="T1">extra</text:span><text:span text:style-name="T3"> tag was updated to v2.</text:span></text:p>
          </table:table-cell>
        </table:table-row>
        <table:table-row>
          <table:table-cell table:style-name="Table2.A2" office:value-type="string">
            <text:p text:style-name="Text_20_body">Version 4</text:p>
          </table:table-cell>
          <table:table-cell table:style-name="Table2.B2" office:value-type="string">
            <text:p text:style-name="Text_20_body">The version of REML supported by the codesnip-export/routines/routine/<text:span text:style-name="T1">extra</text:span><text:span text:style-name="T3"> tag was updated to v3.</text:span></text:p>
          </table:table-cell>
        </table:table-row>
        <table:table-row>
          <table:table-cell table:style-name="Table2.A2" office:value-type="string">
            <text:p text:style-name="Text_20_body">Version 5</text:p>
          </table:table-cell>
          <table:table-cell table:style-name="Table2.B2" office:value-type="string">
            <text:p text:style-name="Text_20_body">The file encoding was explicitly set to “UTF-8”. by setting the <text:span text:style-name="T1">encoding</text:span><text:span text:style-name="T3"> attribute of the XML processing instruction to this value.</text:span></text:p>
            <text:p text:style-name="Text_20_body"><text:span text:style-name="T3">The value of the codesnip-export/routines/</text:span><text:span text:style-name="T1">routine</text:span><text:span text:style-name="T3"> tag's </text:span><text:span text:style-name="T3">name</text:span><text:span text:style-name="T3"> attribute can now begin with any character that is a valid first character of a Unicode Pascal identifier. Previously the first character of the attribute had to be one of 'A'..'Z', 'a'..'z' or '_'.</text:span></text:p>
          </table:table-cell>
        </table:table-row>
      </table:table>
      <text:h text:style-name="Heading_20_3" text:outline-level="3">Supported XML Tags</text:h>
      <text:p text:style-name="Text_20_body">Each XML tag is explained in the table below.</text:p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2">Tag</text:p>
          </table:table-cell>
          <table:table-cell table:style-name="Table1.B1" office:value-type="string">
            <text:p text:style-name="P2">Description</text:p>
          </table:table-cell>
        </table:table-row>
        <table:table-row>
          <table:table-cell table:style-name="Table1.A2" office:value-type="string">
            <text:p text:style-name="File_20_Content">&lt;?xml?&gt;</text:p>
          </table:table-cell>
          <table:table-cell table:style-name="Table1.B2" office:value-type="string">
            <text:p text:style-name="Text_20_body">XML processing instruction.</text:p>
            <text:p text:style-name="Text_20_body">Attributes are:</text:p>
            <text:p text:style-name="P1">version<text:span text:style-name="T3">: XML version. Always set to “1.0”</text:span></text:p>
            <text:p text:style-name="P1">encoding<text:span text:style-name="T3">: Character encoding for XML file.</text:span></text:p>
            <text:p text:style-name="P8"><text:span text:style-name="T5">versions 1..4</text:span><text:span text:style-name="T3">: attribute not provided.</text:span></text:p>
            <text:p text:style-name="P8"><text:span text:style-name="T5">version 5 and later</text:span><text:span text:style-name="T3">: Always set to “UTF-8”.</text:span></text:p>
          </table:table-cell>
        </table:table-row>
        <table:table-row>
          <table:table-cell table:style-name="Table1.A2" office:value-type="string">
            <text:p text:style-name="File_20_Content">&lt;codesnip-export&gt;</text:p>
          </table:table-cell>
          <table:table-cell table:style-name="Table1.B2" office:value-type="string">
            <text:p text:style-name="Text_20_body">Parent node for whole file.</text:p>
            <text:p text:style-name="Text_20_body">Attributes are:</text:p>
            <text:p text:style-name="Text_20_body"><text:span text:style-name="T1">watermark</text:span>: Identifies file as correct type – always set <text:span text:style-name="T6">to </text:span><text:span text:style-name="Source_20_Text"><text:span text:style-name="T6">B46969D4-D367-4F5F-833E-F165FBA78631</text:span></text:span></text:p>
            <text:p text:style-name="Text_20_body"><text:span text:style-name="T1">version</text:span>: Identifies version of file. Determines which tags are valid and rules concerning content. Valid versions are 1..5.</text:p>
          </table:table-cell>
        </table:table-row>
        <table:table-row>
          <table:table-cell table:style-name="Table1.A2" office:value-type="string">
            <text:p text:style-name="File_20_Content"><text:s text:c="2"/>&lt;prog-version&gt;</text:p>
          </table:table-cell>
          <table:table-cell table:style-name="Table1.B2" office:value-type="string">
            <text:p text:style-name="Text_20_body">Version of program that generated the file, as a dotted quad with format N.N.N.N where N is a non-negative integer.</text:p>
          </table:table-cell>
        </table:table-row>
        <table:table-row>
          <table:table-cell table:style-name="Table1.A2" office:value-type="string">
            <text:p text:style-name="File_20_Content"><text:s text:c="2"/>&lt;user-info&gt;</text:p>
          </table:table-cell>
          <table:table-cell table:style-name="Table1.B2" office:value-type="string">
            <text:p text:style-name="Text_20_body">Contains information about user who created the file (omitted for normal exports – included for submissions to the online database).</text:p>
          </table:table-cell>
        </table:table-row>
        <table:table-row>
          <table:table-cell table:style-name="Table1.A2" office:value-type="string">
            <text:p text:style-name="File_20_Content"><text:s text:c="4"/>&lt;name&gt;</text:p>
          </table:table-cell>
          <table:table-cell table:style-name="Table1.B2" office:value-type="string">
            <text:p text:style-name="Text_20_body">User name.</text:p>
          </table:table-cell>
        </table:table-row>
        <table:table-row>
          <table:table-cell table:style-name="Table1.A2" office:value-type="string">
            <text:p text:style-name="File_20_Content"><text:s text:c="4"/>&lt;email&gt;</text:p>
          </table:table-cell>
          <table:table-cell table:style-name="Table1.B2" office:value-type="string">
            <text:p text:style-name="Text_20_body">User's email address.</text:p>
          </table:table-cell>
        </table:table-row>
        <table:table-row>
          <table:table-cell table:style-name="Table1.A2" office:value-type="string">
            <text:p text:style-name="File_20_Content"><text:s text:c="4"/>&lt;comments&gt;</text:p>
          </table:table-cell>
          <table:table-cell table:style-name="Table1.B2" office:value-type="string">
            <text:p text:style-name="Text_20_body">Any comments provided by user.</text:p>
          </table:table-cell>
        </table:table-row>
        <table:table-row>
          <table:table-cell table:style-name="Table1.A2" office:value-type="string">
            <text:p text:style-name="File_20_Content"><text:s text:c="2"/>&lt;routines&gt;</text:p>
          </table:table-cell>
          <table:table-cell table:style-name="Table1.B2" office:value-type="string">
            <text:p text:style-name="Text_20_body">Contains a list of all exported snippets.</text:p>
          </table:table-cell>
        </table:table-row>
        <table:table-row>
          <table:table-cell table:style-name="Table1.A2" office:value-type="string">
            <text:p text:style-name="File_20_Content"><text:s text:c="4"/>&lt;routine&gt;</text:p>
          </table:table-cell>
          <table:table-cell table:style-name="Table1.B2" office:value-type="string">
            <text:p text:style-name="Text_20_body">Contains information about an exported snippet. One per snippet. Attributes are:</text:p>
            <text:p text:style-name="P1">name<text:span text:style-name="T3">: name of snippet.</text:span></text:p>
            <text:p text:style-name="P8"><text:span text:style-name="T5">versions 1..4</text:span><text:span text:style-name="T3">: name must begin with an English language letter or the underscore.</text:span></text:p>
            <text:p text:style-name="P8"><text:span text:style-name="T5">version 5 and later</text:span><text:span text:style-name="T3">: name can begin with any character that is valid as the first character of a Unicode Pascal identifier.</text:span></text:p>
          </table:table-cell>
        </table:table-row>
        <table:table-row>
          <table:table-cell table:style-name="Table1.A2" office:value-type="string">
            <text:p text:style-name="File_20_Content"><text:s text:c="6"/>&lt;description&gt;</text:p>
          </table:table-cell>
          <table:table-cell table:style-name="Table1.B2" office:value-type="string">
            <text:p text:style-name="Text_20_body">Description of snippet</text:p>
          </table:table-cell>
        </table:table-row>
        <table:table-row>
          <table:table-cell table:style-name="Table1.A2" office:value-type="string">
            <text:p text:style-name="File_20_Content"><text:s text:c="6"/>&lt;source-code-text&gt;</text:p>
          </table:table-cell>
          <table:table-cell table:style-name="Table1.B2" office:value-type="string">
            <text:p text:style-name="Text_20_body">Snippet source code.</text:p>
          </table:table-cell>
        </table:table-row>
        <table:table-row>
          <table:table-cell table:style-name="Table1.A2" office:value-type="string">
            <text:p text:style-name="File_20_Content"><text:s text:c="6"/>&lt;comments&gt;</text:p>
          </table:table-cell>
          <table:table-cell table:style-name="Table1.B2" office:value-type="string">
            <text:p text:style-name="Text_20_body"><text:span text:style-name="T4">version 1</text:span>: Additional comments about snippets.</text:p>
            <text:p text:style-name="Text_20_body"><text:soft-page-break/><text:span text:style-name="T4">version 2 and later</text:span>: Not supported.</text:p>
          </table:table-cell>
        </table:table-row>
        <table:table-row>
          <table:table-cell table:style-name="Table1.A2" office:value-type="string">
            <text:p text:style-name="File_20_Content"><text:s text:c="6"/>&lt;credits&gt;</text:p>
          </table:table-cell>
          <table:table-cell table:style-name="Table1.B2" office:value-type="string">
            <text:p text:style-name="Text_20_body"><text:span text:style-name="T4">version 1</text:span>: Credits for snippets. May contain a single piece of text, delimited by “[“ and “]” that can form a hyperlink. URL for hyperlink provided in <text:span text:style-name="Source_20_Text">&lt;credits-url&gt;</text:span>. </text:p>
            <text:p text:style-name="Text_20_body"><text:span text:style-name="T4">version 2 and later</text:span>: Not supported.</text:p>
          </table:table-cell>
        </table:table-row>
        <table:table-row>
          <table:table-cell table:style-name="Table1.A2" office:value-type="string">
            <text:p text:style-name="File_20_Content"><text:s text:c="6"/>&lt;credits-url&gt;</text:p>
          </table:table-cell>
          <table:table-cell table:style-name="Table1.B2" office:value-type="string">
            <text:p text:style-name="Text_20_body"><text:span text:style-name="T4">version 1</text:span>: URL required by <text:span text:style-name="Source_20_Text">&lt;credits&gt;</text:span> tag. Present only if <text:span text:style-name="Source_20_Text">&lt;credits&gt;</text:span> requires a hyperlink.</text:p>
            <text:p text:style-name="Text_20_body"><text:span text:style-name="T4">version 2 and later</text:span>: Not supported.</text:p>
          </table:table-cell>
        </table:table-row>
        <table:table-row>
          <table:table-cell table:style-name="Table1.A2" office:value-type="string">
            <text:p text:style-name="File_20_Content"><text:s text:c="6"/>&lt;extra&gt;</text:p>
          </table:table-cell>
          <table:table-cell table:style-name="Table1.B2" office:value-type="string">
            <text:p text:style-name="Text_20_body"><text:span text:style-name="T4">version 1</text:span>: Not supported.</text:p>
            <text:p text:style-name="Text_20_body"><text:span text:style-name="T4">version 2 and later</text:span>: Additional information about a snippet. Content is REML markup.</text:p>
            <text:p text:style-name="P7"><text:span text:style-name="T4">version 2</text:span> indicates REML v1<text:line-break/><text:span text:style-name="T4">version 3</text:span> indicates REML v2<text:line-break/><text:span text:style-name="T4">version 4</text:span> indicates REML v3.</text:p>
          </table:table-cell>
        </table:table-row>
        <table:table-row>
          <table:table-cell table:style-name="Table1.A2" office:value-type="string">
            <text:p text:style-name="File_20_Content"><text:s text:c="6"/>&lt;standard-format&gt;</text:p>
          </table:table-cell>
          <table:table-cell table:style-name="Table1.B2" office:value-type="string">
            <text:p text:style-name="Text_20_body"><text:span text:style-name="T4">versions 1 and 2</text:span>: Flag indicating if snippet is in “standard format”. Value of 1 indicates true and 0 indicates false. </text:p>
            <text:p text:style-name="Text_20_body"><text:span text:style-name="T4">version 3 and later</text:span>: Not supported. <text:span text:style-name="Source_20_Text">&lt;kind&gt;</text:span> is used instead. A <text:span text:style-name="T8">standard-format</text:span> value of indicates a <text:span text:style-name="Source_20_Text">kind</text:span> of “routine” and a <text:span text:style-name="T8">standard-format</text:span> value of 0 indicates a <text:span text:style-name="Source_20_Text">kind</text:span> of “freeform”.</text:p>
          </table:table-cell>
        </table:table-row>
        <table:table-row>
          <table:table-cell table:style-name="Table1.A2" office:value-type="string">
            <text:p text:style-name="File_20_Content"><text:s text:c="6"/>&lt;kind&gt;</text:p>
          </table:table-cell>
          <table:table-cell table:style-name="Table1.B2" office:value-type="string">
            <text:p text:style-name="Text_20_body"><text:span text:style-name="T4">versions 1 and 2</text:span>: Not supported.</text:p>
            <text:p text:style-name="Text_20_body"><text:span text:style-name="T4">version 3 and later</text:span>: Value indicating kind of snippet. Permissible values are: “freeform”, “routine”, “type” &amp; “snippet”.</text:p>
          </table:table-cell>
        </table:table-row>
        <table:table-row>
          <table:table-cell table:style-name="Table1.A2" office:value-type="string">
            <text:p text:style-name="File_20_Content"><text:s text:c="6"/>&lt;compiler-results&gt;</text:p>
          </table:table-cell>
          <table:table-cell table:style-name="Table1.B2" office:value-type="string">
            <text:p text:style-name="Text_20_body">Contains a list of compile results for the snippet.</text:p>
          </table:table-cell>
        </table:table-row>
        <table:table-row>
          <table:table-cell table:style-name="Table1.A2" office:value-type="string">
            <text:p text:style-name="File_20_Content"><text:s text:c="8"/>&lt;compiler-result&gt;</text:p>
          </table:table-cell>
          <table:table-cell table:style-name="Table1.B2" office:value-type="string">
            <text:p text:style-name="Text_20_body">Entry for each known compile result. Attribute is:</text:p>
            <text:p text:style-name="P1">id<text:span text:style-name="T3">: identifies compiler – one of “d2”, “d3”, “d4”, “d5”, “d6”, “'d7”', “d2005”, “d2006”, “d2007”, “d2009”, “d2010” &amp; “fpc”.</text:span></text:p>
            <text:p text:style-name="P3">Values are “Y”, “N”, “W” or “Q”. Omitting a compiler is equivalent to specifying “Q”.</text:p>
          </table:table-cell>
        </table:table-row>
        <table:table-row>
          <table:table-cell table:style-name="Table1.A2" office:value-type="string">
            <text:p text:style-name="File_20_Content"><text:s text:c="6"/>&lt;units&gt;</text:p>
          </table:table-cell>
          <table:table-cell table:style-name="Table1.B2" office:value-type="string">
            <text:p text:style-name="Text_20_body">List of required units.</text:p>
          </table:table-cell>
        </table:table-row>
        <table:table-row>
          <table:table-cell table:style-name="Table1.A2" office:value-type="string">
            <text:p text:style-name="File_20_Content"><text:s text:c="8"/>&lt;pascal-name&gt;</text:p>
          </table:table-cell>
          <table:table-cell table:style-name="Table1.B2" office:value-type="string">
            <text:p text:style-name="Text_20_body">Name of a unit within unit list.</text:p>
          </table:table-cell>
        </table:table-row>
        <table:table-row>
          <table:table-cell table:style-name="Table1.A2" office:value-type="string">
            <text:p text:style-name="File_20_Content"><text:s text:c="6"/>&lt;depends&gt;</text:p>
          </table:table-cell>
          <table:table-cell table:style-name="Table1.B2" office:value-type="string">
            <text:p text:style-name="Text_20_body">List of required snippets.</text:p>
          </table:table-cell>
        </table:table-row>
      </table:table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Console1" svg:font-family="'Lucida Console'" style:font-family-generic="modern" style:font-pitch="fixed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ile_20_Content" style:display-name="File Content" style:family="paragraph" style:parent-style-name="Text_20_body" style:class="text">
      <style:paragraph-properties fo:margin-top="0cm" fo:margin-bottom="0cm"/>
      <style:text-properties style:font-name="Lucida Console" fo:font-size="10pt" style:font-size-asian="10pt" style:font-size-complex="10pt"/>
    </style:style>
    <style:style style:name="File_20_Content_20_Last" style:display-name="File Content Last" style:family="paragraph" style:parent-style-name="File_20_Content" style:class="text">
      <style:paragraph-properties fo:margin-top="0cm" fo:margin-bottom="0.21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ucida Console" fo:font-size="10pt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footer>
        <text:p text:style-name="Footer">Last updated: <text:modification-date style:data-style-name="N39">29 Nov 10</text:modification-date> <text:modification-time style:data-style-name="N40">00:09</text:modification-time><text:tab/><text:tab/>Page 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Johnson</meta:initial-creator>
    <meta:creation-date>2009-06-20T03:33:10.59</meta:creation-date>
    <dc:date>2010-11-29T00:08:59.44</dc:date>
    <dc:creator>Peter Johnson</dc:creator>
    <meta:editing-duration>PT11H23M51S</meta:editing-duration>
    <meta:editing-cycles>41</meta:editing-cycles>
    <meta:generator>OpenOffice.org/3.0$Win32 OpenOffice.org_project/300m15$Build-9379</meta:generator>
    <meta:document-statistic meta:table-count="2" meta:image-count="0" meta:object-count="0" meta:page-count="3" meta:paragraph-count="96" meta:word-count="769" meta:character-count="4910"/>
    <meta:user-defined meta:name="Info 1"/>
    <meta:user-defined meta:name="Info 2"/>
    <meta:user-defined meta:name="Info 3"/>
    <meta:user-defined meta:name="Info 4"/>
  </office:meta>
</office:document-meta>
</file>